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fo:language="bg" fo:country="BG" officeooo:paragraph-rsid="008ca377"/>
    </style:style>
    <style:style style:name="P2" style:family="paragraph" style:parent-style-name="Thesis_5f_body">
      <style:text-properties officeooo:paragraph-rsid="006ca511"/>
    </style:style>
    <style:style style:name="P3" style:family="paragraph" style:parent-style-name="Thesis_5f_Heading1" style:list-style-name="Thesis_5f_numbering" style:master-page-name="Thesis_5f_bodyPage">
      <style:paragraph-properties style:page-number="auto"/>
      <style:text-properties fo:language="bg" fo:country="BG" officeooo:paragraph-rsid="004060d9"/>
    </style:style>
    <style:style style:name="P4" style:family="paragraph" style:parent-style-name="Thesis_5f_body">
      <style:text-properties fo:language="bg" fo:country="BG" officeooo:paragraph-rsid="00a73779"/>
    </style:style>
    <style:style style:name="P5" style:family="paragraph" style:parent-style-name="Thesis_5f_body">
      <style:text-properties fo:language="bg" fo:country="BG" officeooo:paragraph-rsid="00af83fe"/>
    </style:style>
    <style:style style:name="P6" style:family="paragraph" style:parent-style-name="Thesis_5f_body">
      <style:text-properties fo:language="bg" fo:country="BG" officeooo:paragraph-rsid="00b0acb1"/>
    </style:style>
    <style:style style:name="P7" style:family="paragraph" style:parent-style-name="Thesis_5f_body">
      <style:text-properties officeooo:paragraph-rsid="009c7e7c"/>
    </style:style>
    <style:style style:name="T1" style:family="text">
      <style:text-properties style:font-name="Times New Roman4" fo:font-size="12pt" style:font-size-asian="12pt" style:font-name-complex="Times New Roman5" style:font-size-complex="12pt"/>
    </style:style>
    <style:style style:name="T2" style:family="text">
      <style:text-properties style:font-name="Times New Roman4" fo:font-size="12pt" officeooo:rsid="004d6932" style:font-size-asian="12pt" style:font-name-complex="Times New Roman5" style:font-size-complex="12pt"/>
    </style:style>
    <style:style style:name="T3" style:family="text">
      <style:text-properties style:font-name="Times New Roman4" fo:font-size="12pt" officeooo:rsid="006ed00c" style:font-size-asian="12pt" style:font-name-complex="Times New Roman5" style:font-size-complex="12pt"/>
    </style:style>
    <style:style style:name="T4" style:family="text">
      <style:text-properties style:font-name="Times New Roman4" fo:font-size="12pt" officeooo:rsid="00776021" style:font-size-asian="12pt" style:font-name-complex="Times New Roman5" style:font-size-complex="12pt"/>
    </style:style>
    <style:style style:name="T5" style:family="text">
      <style:text-properties style:font-name="Times New Roman4" fo:font-size="12pt" officeooo:rsid="007bda72" style:font-size-asian="12pt" style:font-name-complex="Times New Roman5" style:font-size-complex="12pt"/>
    </style:style>
    <style:style style:name="T6" style:family="text">
      <style:text-properties style:font-name="Times New Roman4" fo:font-size="12pt" officeooo:rsid="00af83fe" style:font-size-asian="12pt" style:font-name-complex="Times New Roman5" style:font-size-complex="12pt"/>
    </style:style>
    <style:style style:name="T7" style:family="text">
      <style:text-properties style:font-name="Times New Roman4" fo:font-size="12pt" officeooo:rsid="00b0acb1" style:font-size-asian="12pt" style:font-name-complex="Times New Roman5" style:font-size-complex="12pt"/>
    </style:style>
    <style:style style:name="T8" style:family="text">
      <style:text-properties style:font-name="Times New Roman4" fo:font-size="12pt" style:font-size-asian="12pt" style:font-name-complex="Times New Roman4" style:font-size-complex="12pt"/>
    </style:style>
    <style:style style:name="T9" style:family="text">
      <style:text-properties style:font-name="Times New Roman4" fo:font-size="12pt" officeooo:rsid="00776021" style:font-size-asian="12pt" style:font-name-complex="Times New Roman4" style:font-size-complex="12pt"/>
    </style:style>
    <style:style style:name="T10" style:family="text">
      <style:text-properties style:font-name="Times New Roman4" fo:font-size="12pt" officeooo:rsid="0078c543" style:font-size-asian="12pt" style:font-name-complex="Times New Roman4" style:font-size-complex="12pt"/>
    </style:style>
    <style:style style:name="T11" style:family="text">
      <style:text-properties style:font-name="Times New Roman4" fo:font-size="12pt" officeooo:rsid="007bda72" style:font-size-asian="12pt" style:font-name-complex="Times New Roman4" style:font-size-complex="12pt"/>
    </style:style>
    <style:style style:name="T12" style:family="text">
      <style:text-properties style:font-name="Times New Roman4" fo:font-size="12pt" officeooo:rsid="007dab08" style:font-size-asian="12pt" style:font-name-complex="Times New Roman4" style:font-size-complex="12pt"/>
    </style:style>
    <style:style style:name="T13" style:family="text">
      <style:text-properties style:font-name="Times New Roman4" fo:font-size="12pt" officeooo:rsid="008162f5" style:font-size-asian="12pt" style:font-name-complex="Times New Roman4" style:font-size-complex="12pt"/>
    </style:style>
    <style:style style:name="T14" style:family="text">
      <style:text-properties style:font-name="Times New Roman4" fo:font-size="12pt" officeooo:rsid="0081c5c4" style:font-size-asian="12pt" style:font-name-complex="Times New Roman4" style:font-size-complex="12pt"/>
    </style:style>
    <style:style style:name="T15" style:family="text">
      <style:text-properties style:font-name="Times New Roman4" fo:font-size="12pt" officeooo:rsid="0097f20b" style:font-size-asian="12pt" style:font-name-complex="Times New Roman4" style:font-size-complex="12pt"/>
    </style:style>
    <style:style style:name="T16" style:family="text">
      <style:text-properties style:font-name="Times New Roman4" fo:font-size="12pt" officeooo:rsid="00a24dab" style:font-size-asian="12pt" style:font-name-complex="Times New Roman4" style:font-size-complex="12pt"/>
    </style:style>
    <style:style style:name="T17" style:family="text">
      <style:text-properties style:font-name="Times New Roman4" fo:font-size="12pt" officeooo:rsid="00aadfc1" style:font-size-asian="12pt" style:font-name-complex="Times New Roman4" style:font-size-complex="12pt"/>
    </style:style>
    <style:style style:name="T18" style:family="text">
      <style:text-properties style:font-name="Times New Roman4" fo:font-size="12pt" officeooo:rsid="00adaae2" style:font-size-asian="12pt" style:font-name-complex="Times New Roman4" style:font-size-complex="12pt"/>
    </style:style>
    <style:style style:name="T19" style:family="text">
      <style:text-properties style:font-name="Times New Roman4" fo:font-size="12pt" officeooo:rsid="00af83fe" style:font-size-asian="12pt" style:font-name-complex="Times New Roman4" style:font-size-complex="12pt"/>
    </style:style>
    <style:style style:name="T20" style:family="text">
      <style:text-properties style:font-name="Times New Roman4" fo:font-size="12pt" officeooo:rsid="00b0acb1" style:font-size-asian="12pt" style:font-name-complex="Times New Roman4" style:font-size-complex="12pt"/>
    </style:style>
    <style:style style:name="T21" style:family="text">
      <style:text-properties style:font-name="Times New Roman4" fo:font-size="12pt" officeooo:rsid="00b1f543" style:font-size-asian="12pt" style:font-name-complex="Times New Roman4" style:font-size-complex="12pt"/>
    </style:style>
    <style:style style:name="T22" style:family="text">
      <style:text-properties style:font-name="Times New Roman4" fo:font-size="12pt" fo:background-color="#ffffff" loext:char-shading-value="0" style:font-size-asian="12pt" style:font-name-complex="Times New Roman5" style:font-size-complex="12pt"/>
    </style:style>
    <style:style style:name="T23" style:family="text">
      <style:text-properties style:font-name="Times New Roman4" fo:font-size="12pt" fo:language="bg" fo:country="BG" officeooo:rsid="00533f39" style:font-size-asian="12pt" style:font-name-complex="Times New Roman4" style:font-size-complex="12pt"/>
    </style:style>
    <style:style style:name="T24" style:family="text">
      <style:text-properties style:font-name="Times New Roman4" fo:font-size="12pt" fo:language="bg" fo:country="BG" officeooo:rsid="00232fbb" style:font-size-asian="12pt" style:font-name-complex="Times New Roman4" style:font-size-complex="12pt"/>
    </style:style>
    <style:style style:name="T25" style:family="text">
      <style:text-properties style:font-name="Times New Roman4" fo:font-size="12pt" fo:language="bg" fo:country="BG" officeooo:rsid="0084d68b" style:font-size-asian="12pt" style:font-name-complex="Times New Roman4" style:font-size-complex="12pt"/>
    </style:style>
    <style:style style:name="T26" style:family="text">
      <style:text-properties style:font-name="Times New Roman4" fo:font-size="12pt" fo:language="bg" fo:country="BG" officeooo:rsid="0085aa82" style:font-size-asian="12pt" style:font-name-complex="Times New Roman4" style:font-size-complex="12pt"/>
    </style:style>
    <style:style style:name="T27" style:family="text">
      <style:text-properties style:font-name="Times New Roman4" fo:font-size="12pt" fo:language="bg" fo:country="BG" officeooo:rsid="0085db0a" style:font-size-asian="12pt" style:font-name-complex="Times New Roman4" style:font-size-complex="12pt"/>
    </style:style>
    <style:style style:name="T28" style:family="text">
      <style:text-properties style:font-name="Times New Roman4" fo:font-size="12pt" fo:language="bg" fo:country="BG" officeooo:rsid="008ca377" style:font-size-asian="12pt" style:font-name-complex="Times New Roman4" style:font-size-complex="12pt"/>
    </style:style>
    <style:style style:name="T29" style:family="text">
      <style:text-properties style:font-name="Times New Roman4" fo:font-size="12pt" fo:language="bg" fo:country="BG" officeooo:rsid="009da1dd" style:font-size-asian="12pt" style:font-name-complex="Times New Roman4" style:font-size-complex="12pt"/>
    </style:style>
    <style:style style:name="T30" style:family="text">
      <style:text-properties fo:color="#000000" style:font-name="Times New Roman4" fo:font-size="12pt" officeooo:rsid="0085db0a" style:font-size-asian="12pt" style:font-name-complex="Times New Roman5" style:font-size-complex="12pt"/>
    </style:style>
    <style:style style:name="T31" style:family="text">
      <style:text-properties fo:color="#000000" style:font-name="Times New Roman4" fo:font-size="12pt" officeooo:rsid="0085db0a" style:font-size-asian="12pt" style:font-name-complex="Times New Roman4" style:font-size-complex="12pt"/>
    </style:style>
    <style:style style:name="T32" style:family="text">
      <style:text-properties fo:font-variant="normal" fo:text-transform="none" style:text-position="0% 100%" fo:font-style="normal" style:text-underline-style="none" fo:font-weight="normal"/>
    </style:style>
    <style:style style:name="T33" style:family="text">
      <style:text-properties fo:font-variant="normal" fo:text-transform="none" style:use-window-font-color="true" style:text-position="0% 100%" style:font-name="Times New Roman4" fo:font-size="12pt" fo:language="bg" fo:country="BG" fo:font-style="normal" style:text-underline-style="none" fo:font-weight="normal" officeooo:rsid="0068be3a" style:font-size-asian="12pt" style:font-name-complex="Times New Roman4" style:font-size-complex="12pt"/>
    </style:style>
    <style:style style:name="T34" style:family="text">
      <style:text-properties fo:font-variant="normal" fo:text-transform="none" style:use-window-font-color="true" style:text-position="0% 100%" style:font-name="Times New Roman4" fo:font-size="12pt" fo:language="bg" fo:country="BG" fo:font-style="normal" style:text-underline-style="none" fo:font-weight="normal" officeooo:rsid="006ca511" style:font-size-asian="12pt" style:font-name-complex="Times New Roman4" style:font-size-complex="12pt"/>
    </style:style>
    <style:style style:name="T35" style:family="text">
      <style:text-properties style:use-window-font-color="true" style:font-name="Times New Roman4" fo:font-size="12pt" fo:language="bg" fo:country="BG" style:font-size-asian="12pt" style:font-name-complex="Times New Roman4" style:font-size-complex="12pt"/>
    </style:style>
    <style:style style:name="T36" style:family="text">
      <style:text-properties style:use-window-font-color="true" style:font-name="Times New Roman4" fo:font-size="12pt" fo:language="bg" fo:country="BG" officeooo:rsid="005c1de0" style:font-size-asian="12pt" style:font-name-complex="Times New Roman4" style:font-size-complex="12pt"/>
    </style:style>
    <style:style style:name="T37" style:family="text">
      <style:text-properties style:use-window-font-color="true" style:font-name="Times New Roman4" fo:font-size="12pt" fo:language="bg" fo:country="BG" officeooo:rsid="005cb9e7" style:font-size-asian="12pt" style:font-name-complex="Times New Roman4" style:font-size-complex="12pt"/>
    </style:style>
    <style:style style:name="T38" style:family="text">
      <style:text-properties style:use-window-font-color="true" style:font-name="Times New Roman4" fo:font-size="12pt" fo:language="bg" fo:country="BG" officeooo:rsid="005d434c" style:font-size-asian="12pt" style:font-name-complex="Times New Roman4" style:font-size-complex="12pt"/>
    </style:style>
    <style:style style:name="T39" style:family="text">
      <style:text-properties style:use-window-font-color="true" style:font-name="Times New Roman4" fo:font-size="12pt" fo:language="bg" fo:country="BG" officeooo:rsid="005d9cdf" style:font-size-asian="12pt" style:font-name-complex="Times New Roman4" style:font-size-complex="12pt"/>
    </style:style>
    <style:style style:name="T40" style:family="text">
      <style:text-properties style:use-window-font-color="true" style:font-name="Times New Roman4" fo:font-size="12pt" fo:language="bg" fo:country="BG" officeooo:rsid="005db976" style:font-size-asian="12pt" style:font-name-complex="Times New Roman4" style:font-size-complex="12pt"/>
    </style:style>
    <style:style style:name="T41" style:family="text">
      <style:text-properties style:use-window-font-color="true" style:font-name="Times New Roman4" fo:font-size="12pt" fo:language="bg" fo:country="BG" officeooo:rsid="005f0d3a" style:font-size-asian="12pt" style:font-name-complex="Times New Roman4" style:font-size-complex="12pt"/>
    </style:style>
    <style:style style:name="T42" style:family="text">
      <style:text-properties style:use-window-font-color="true" style:font-name="Times New Roman4" fo:font-size="12pt" fo:language="bg" fo:country="BG" officeooo:rsid="005f1298" style:font-size-asian="12pt" style:font-name-complex="Times New Roman4" style:font-size-complex="12pt"/>
    </style:style>
    <style:style style:name="T43" style:family="text">
      <style:text-properties style:use-window-font-color="true" style:font-name="Times New Roman4" fo:font-size="12pt" fo:language="bg" fo:country="BG" officeooo:rsid="0060630e" style:font-size-asian="12pt" style:font-name-complex="Times New Roman4" style:font-size-complex="12pt"/>
    </style:style>
    <style:style style:name="T44" style:family="text">
      <style:text-properties style:use-window-font-color="true" style:font-name="Times New Roman4" fo:font-size="12pt" fo:language="bg" fo:country="BG" officeooo:rsid="00618610" style:font-size-asian="12pt" style:font-name-complex="Times New Roman4" style:font-size-complex="12pt"/>
    </style:style>
    <style:style style:name="T45" style:family="text">
      <style:text-properties style:use-window-font-color="true" style:font-name="Times New Roman4" fo:font-size="12pt" fo:language="bg" fo:country="BG" officeooo:rsid="00624bd0" style:font-size-asian="12pt" style:font-name-complex="Times New Roman4" style:font-size-complex="12pt"/>
    </style:style>
    <style:style style:name="T46" style:family="text">
      <style:text-properties style:use-window-font-color="true" style:font-name="Times New Roman4" fo:font-size="12pt" fo:language="bg" fo:country="BG" officeooo:rsid="00681584" style:font-size-asian="12pt" style:font-name-complex="Times New Roman4" style:font-size-complex="12pt"/>
    </style:style>
    <style:style style:name="T47" style:family="text">
      <style:text-properties style:use-window-font-color="true" style:font-name="Times New Roman4" fo:font-size="12pt" fo:language="bg" fo:country="BG" officeooo:rsid="00681bd9" style:font-size-asian="12pt" style:font-name-complex="Times New Roman4" style:font-size-complex="12pt"/>
    </style:style>
    <style:style style:name="T48" style:family="text">
      <style:text-properties style:use-window-font-color="true" style:font-name="Times New Roman4" fo:font-size="12pt" fo:language="bg" fo:country="BG" officeooo:rsid="0068be3a" style:font-size-asian="12pt" style:font-name-complex="Times New Roman4" style:font-size-complex="12pt"/>
    </style:style>
    <style:style style:name="T49" style:family="text">
      <style:text-properties style:use-window-font-color="true" style:font-name="Times New Roman4" fo:font-size="12pt" fo:language="bg" fo:country="BG" officeooo:rsid="006a8ecc" style:font-size-asian="12pt" style:font-name-complex="Times New Roman4" style:font-size-complex="12pt"/>
    </style:style>
    <style:style style:name="T50" style:family="text">
      <style:text-properties style:use-window-font-color="true" style:font-name="Times New Roman4" fo:font-size="12pt" fo:language="bg" fo:country="BG" officeooo:rsid="006c17c9" style:font-size-asian="12pt" style:font-name-complex="Times New Roman4" style:font-size-complex="12pt"/>
    </style:style>
    <style:style style:name="T51" style:family="text">
      <style:text-properties style:use-window-font-color="true" style:font-name="Times New Roman4" fo:font-size="12pt" fo:language="bg" fo:country="BG" officeooo:rsid="006ca511" style:font-size-asian="12pt" style:font-name-complex="Times New Roman4" style:font-size-complex="12pt"/>
    </style:style>
    <style:style style:name="T52" style:family="text">
      <style:text-properties style:use-window-font-color="true" style:font-name="Times New Roman4" fo:font-size="12pt" fo:language="bg" fo:country="BG" officeooo:rsid="006d93f2" style:font-size-asian="12pt" style:font-name-complex="Times New Roman4" style:font-size-complex="12pt"/>
    </style:style>
    <style:style style:name="T53" style:family="text">
      <style:text-properties style:use-window-font-color="true" style:font-name="Times New Roman4" fo:font-size="12pt" fo:language="bg" fo:country="BG" officeooo:rsid="0085db0a" style:font-size-asian="12pt" style:font-name-complex="Times New Roman4" style:font-size-complex="12pt"/>
    </style:style>
    <style:style style:name="T54" style:family="text">
      <style:text-properties style:use-window-font-color="true" style:font-name="Times New Roman4" fo:font-size="12pt" fo:language="bg" fo:country="BG" officeooo:rsid="00875e5d" style:font-size-asian="12pt" style:font-name-complex="Times New Roman4" style:font-size-complex="12pt"/>
    </style:style>
    <style:style style:name="T55" style:family="text">
      <style:text-properties style:use-window-font-color="true" style:font-name="Times New Roman4" fo:font-size="12pt" fo:language="bg" fo:country="BG" officeooo:rsid="0087cc0c" style:font-size-asian="12pt" style:font-name-complex="Times New Roman4" style:font-size-complex="12pt"/>
    </style:style>
    <style:style style:name="T56" style:family="text">
      <style:text-properties style:use-window-font-color="true" style:font-name="Times New Roman4" fo:font-size="12pt" fo:language="bg" fo:country="BG" officeooo:rsid="008920ee" style:font-size-asian="12pt" style:font-name-complex="Times New Roman4" style:font-size-complex="12pt"/>
    </style:style>
    <style:style style:name="T57" style:family="text">
      <style:text-properties style:use-window-font-color="true" style:font-name="Times New Roman4" fo:font-size="12pt" fo:language="bg" fo:country="BG" officeooo:rsid="008ca377" style:font-size-asian="12pt" style:font-name-complex="Times New Roman4" style:font-size-complex="12pt"/>
    </style:style>
    <style:style style:name="T58" style:family="text">
      <style:text-properties style:use-window-font-color="true" style:font-name="Times New Roman4" fo:font-size="12pt" fo:language="bg" fo:country="BG" officeooo:rsid="007dab08" style:font-size-asian="12pt" style:font-name-complex="Times New Roman4" style:font-size-complex="12pt"/>
    </style:style>
    <style:style style:name="T59" style:family="text">
      <style:text-properties style:use-window-font-color="true" style:font-name="Times New Roman4" fo:font-size="12pt" fo:language="bg" fo:country="BG" officeooo:rsid="0082f762" style:font-size-asian="12pt" style:font-name-complex="Times New Roman4" style:font-size-complex="12pt"/>
    </style:style>
    <style:style style:name="T60" style:family="text">
      <style:text-properties style:use-window-font-color="true" style:font-name="Times New Roman4" fo:font-size="12pt" fo:language="bg" fo:country="BG" officeooo:rsid="00526675" style:font-size-asian="12pt" style:font-name-complex="Times New Roman4" style:font-size-complex="12pt"/>
    </style:style>
    <style:style style:name="T61" style:family="text">
      <style:text-properties style:use-window-font-color="true" style:font-name="Times New Roman4" fo:font-size="12pt" fo:language="bg" fo:country="BG" officeooo:rsid="00244c19" style:font-size-asian="12pt" style:font-name-complex="Times New Roman5" style:font-size-complex="12pt"/>
    </style:style>
    <style:style style:name="T62" style:family="text">
      <style:text-properties style:use-window-font-color="true" style:font-name="Times New Roman4" fo:font-size="12pt" fo:language="bg" fo:country="BG" officeooo:rsid="004fc75b" style:font-size-asian="12pt" style:font-name-complex="Times New Roman5" style:font-size-complex="12pt"/>
    </style:style>
    <style:style style:name="T63" style:family="text">
      <style:text-properties style:use-window-font-color="true" style:font-name="Times New Roman4" fo:font-size="12pt" fo:language="bg" fo:country="BG" officeooo:rsid="006ca511" style:font-size-asian="12pt" style:font-name-complex="Times New Roman5" style:font-size-complex="12pt"/>
    </style:style>
    <style:style style:name="T64" style:family="text">
      <style:text-properties style:use-window-font-color="true" style:font-name="Times New Roman4" fo:font-size="12pt" fo:language="bg" fo:country="BG" officeooo:rsid="0082f762" style:font-size-asian="12pt" style:font-name-complex="Times New Roman5" style:font-size-complex="12pt"/>
    </style:style>
    <style:style style:name="T65" style:family="text">
      <style:text-properties style:use-window-font-color="true" style:font-name="Times New Roman4" fo:font-size="12pt" officeooo:rsid="00232fbb" style:font-size-asian="12pt" style:font-name-complex="Times New Roman5" style:font-size-complex="12pt"/>
    </style:style>
    <style:style style:name="T66" style:family="text">
      <style:text-properties style:use-window-font-color="true" style:font-name="Times New Roman4" fo:font-size="12pt" officeooo:rsid="007dab08" style:font-size-asian="12pt" style:font-name-complex="Times New Roman5" style:font-size-complex="12pt"/>
    </style:style>
    <style:style style:name="T67" style:family="text">
      <style:text-properties style:use-window-font-color="true" style:font-name="Times New Roman4" fo:font-size="12pt" officeooo:rsid="0082f762" style:font-size-asian="12pt" style:font-name-complex="Times New Roman5" style:font-size-complex="12pt"/>
    </style:style>
    <style:style style:name="T68" style:family="text">
      <style:text-properties style:use-window-font-color="true" style:font-name="Times New Roman4" fo:font-size="12pt" officeooo:rsid="00533f39" style:font-size-asian="12pt" style:font-name-complex="Times New Roman5" style:font-size-complex="12pt"/>
    </style:style>
    <style:style style:name="T69" style:family="text">
      <style:text-properties style:use-window-font-color="true" style:font-name="Times New Roman4" fo:font-size="12pt" officeooo:rsid="002745e9" style:font-size-asian="12pt" style:font-name-complex="Times New Roman5" style:font-size-complex="12pt"/>
    </style:style>
    <style:style style:name="T70" style:family="text">
      <style:text-properties style:use-window-font-color="true" style:font-name="Times New Roman4" fo:font-size="12pt" officeooo:rsid="0030d26e" style:font-size-asian="12pt" style:font-name-complex="Times New Roman5" style:font-size-complex="12pt"/>
    </style:style>
    <style:style style:name="T71" style:family="text">
      <style:text-properties style:use-window-font-color="true" style:font-name="Times New Roman4" fo:font-size="12pt" officeooo:rsid="0085db0a" style:font-size-asian="12pt" style:font-name-complex="Times New Roman5" style:font-size-complex="12pt"/>
    </style:style>
    <style:style style:name="T72" style:family="text">
      <style:text-properties style:use-window-font-color="true" style:font-name="Times New Roman4" fo:font-size="12pt" officeooo:rsid="0075b56d" style:font-size-asian="12pt" style:font-name-complex="Times New Roman5" style:font-size-complex="12pt"/>
    </style:style>
    <style:style style:name="T73" style:family="text">
      <style:text-properties style:use-window-font-color="true" style:font-name="Times New Roman4" fo:font-size="12pt" officeooo:rsid="008ca377" style:font-size-asian="12pt" style:font-name-complex="Times New Roman5" style:font-size-complex="12pt"/>
    </style:style>
    <style:style style:name="T74" style:family="text">
      <style:text-properties style:use-window-font-color="true" style:font-name="Times New Roman4" fo:font-size="12pt" officeooo:rsid="0022e0c1" style:font-size-asian="12pt" style:font-name-complex="Times New Roman5" style:font-size-complex="12pt"/>
    </style:style>
    <style:style style:name="T75" style:family="text">
      <style:text-properties style:use-window-font-color="true" style:font-name="Times New Roman4" fo:font-size="12pt" officeooo:rsid="004e0764" style:font-size-asian="12pt" style:font-name-complex="Times New Roman5" style:font-size-complex="12pt"/>
    </style:style>
    <style:style style:name="T76" style:family="text">
      <style:text-properties style:use-window-font-color="true" style:font-name="Times New Roman4" fo:font-size="12pt" officeooo:rsid="00230284" style:font-size-asian="12pt" style:font-name-complex="Times New Roman5" style:font-size-complex="12pt"/>
    </style:style>
    <style:style style:name="T77" style:family="text">
      <style:text-properties style:use-window-font-color="true" style:font-name="Times New Roman4" fo:font-size="12pt" officeooo:rsid="00776021" style:font-size-asian="12pt" style:font-name-complex="Times New Roman5" style:font-size-complex="12pt"/>
    </style:style>
    <style:style style:name="T78" style:family="text">
      <style:text-properties style:use-window-font-color="true" style:font-name="Times New Roman4" fo:font-size="12pt" officeooo:rsid="007aff07" style:font-size-asian="12pt" style:font-name-complex="Times New Roman5" style:font-size-complex="12pt"/>
    </style:style>
    <style:style style:name="T79" style:family="text">
      <style:text-properties style:use-window-font-color="true" style:font-name="Times New Roman4" fo:font-size="12pt" officeooo:rsid="008d35f0" style:font-size-asian="12pt" style:font-name-complex="Times New Roman5" style:font-size-complex="12pt"/>
    </style:style>
    <style:style style:name="T80" style:family="text">
      <style:text-properties style:use-window-font-color="true" style:font-name="Times New Roman4" fo:font-size="12pt" officeooo:rsid="008e76f0" style:font-size-asian="12pt" style:font-name-complex="Times New Roman5" style:font-size-complex="12pt"/>
    </style:style>
    <style:style style:name="T81" style:family="text">
      <style:text-properties style:use-window-font-color="true" style:font-name="Times New Roman4" fo:font-size="12pt" officeooo:rsid="009ab9c3" style:font-size-asian="12pt" style:font-name-complex="Times New Roman5" style:font-size-complex="12pt"/>
    </style:style>
    <style:style style:name="T82" style:family="text">
      <style:text-properties style:use-window-font-color="true" style:font-name="Times New Roman4" fo:font-size="12pt" officeooo:rsid="009f7e06" style:font-size-asian="12pt" style:font-name-complex="Times New Roman5" style:font-size-complex="12pt"/>
    </style:style>
    <style:style style:name="T83" style:family="text">
      <style:text-properties style:use-window-font-color="true" style:font-name="Times New Roman4" fo:font-size="12pt" officeooo:rsid="00a73779" style:font-size-asian="12pt" style:font-name-complex="Times New Roman5" style:font-size-complex="12pt"/>
    </style:style>
    <style:style style:name="T84" style:family="text">
      <style:text-properties style:use-window-font-color="true" style:font-name="Times New Roman4" fo:font-size="12pt" officeooo:rsid="00a8895d" style:font-size-asian="12pt" style:font-name-complex="Times New Roman5" style:font-size-complex="12pt"/>
    </style:style>
    <style:style style:name="T85" style:family="text">
      <style:text-properties style:use-window-font-color="true" style:font-name="Times New Roman4" fo:font-size="12pt" officeooo:rsid="00a8f449" style:font-size-asian="12pt" style:font-name-complex="Times New Roman5" style:font-size-complex="12pt"/>
    </style:style>
    <style:style style:name="T86" style:family="text">
      <style:text-properties style:use-window-font-color="true" style:font-name="Times New Roman4" fo:font-size="12pt" officeooo:rsid="00a9dbdf" style:font-size-asian="12pt" style:font-name-complex="Times New Roman5" style:font-size-complex="12pt"/>
    </style:style>
    <style:style style:name="T87" style:family="text">
      <style:text-properties style:use-window-font-color="true" style:font-name="Times New Roman4" fo:font-size="12pt" officeooo:rsid="00533f39" style:font-size-asian="12pt" style:font-name-complex="Times New Roman4" style:font-size-complex="12pt"/>
    </style:style>
    <style:style style:name="T88" style:family="text">
      <style:text-properties style:use-window-font-color="true" style:font-name="Times New Roman4" fo:font-size="12pt" officeooo:rsid="0085db0a" style:font-size-asian="12pt" style:font-name-complex="Times New Roman4" style:font-size-complex="12pt"/>
    </style:style>
    <style:style style:name="T89" style:family="text">
      <style:text-properties style:use-window-font-color="true" style:font-name="Times New Roman4" fo:font-size="12pt" officeooo:rsid="008ca377" style:font-size-asian="12pt" style:font-name-complex="Times New Roman4" style:font-size-complex="12pt"/>
    </style:style>
    <style:style style:name="T90" style:family="text">
      <style:text-properties style:use-window-font-color="true" style:font-name="Times New Roman4" fo:font-size="12pt" officeooo:rsid="006fa2ce" style:font-size-asian="12pt" style:font-name-complex="Times New Roman4" style:font-size-complex="12pt"/>
    </style:style>
    <style:style style:name="T91" style:family="text">
      <style:text-properties style:use-window-font-color="true" style:font-name="Times New Roman4" fo:font-size="12pt" officeooo:rsid="006ed00c" style:font-size-asian="12pt" style:font-name-complex="Times New Roman4" style:font-size-complex="12pt"/>
    </style:style>
    <style:style style:name="T92" style:family="text">
      <style:text-properties style:use-window-font-color="true" style:font-name="Times New Roman4" fo:font-size="12pt" officeooo:rsid="007123a1" style:font-size-asian="12pt" style:font-name-complex="Times New Roman4" style:font-size-complex="12pt"/>
    </style:style>
    <style:style style:name="T93" style:family="text">
      <style:text-properties style:use-window-font-color="true" style:font-name="Times New Roman4" fo:font-size="12pt" officeooo:rsid="00792522" style:font-size-asian="12pt" style:font-name-complex="Times New Roman4" style:font-size-complex="12pt"/>
    </style:style>
    <style:style style:name="T94" style:family="text">
      <style:text-properties style:use-window-font-color="true" style:font-name="Times New Roman4" fo:font-size="12pt" officeooo:rsid="007aff07" style:font-size-asian="12pt" style:font-name-complex="Times New Roman4" style:font-size-complex="12pt"/>
    </style:style>
    <style:style style:name="T95" style:family="text">
      <style:text-properties style:use-window-font-color="true" style:font-name="Times New Roman4" fo:font-size="12pt" officeooo:rsid="008d35f0" style:font-size-asian="12pt" style:font-name-complex="Times New Roman4" style:font-size-complex="12pt"/>
    </style:style>
    <style:style style:name="T96" style:family="text">
      <style:text-properties style:use-window-font-color="true" style:font-name="Times New Roman4" fo:font-size="12pt" officeooo:rsid="008e76f0" style:font-size-asian="12pt" style:font-name-complex="Times New Roman4"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88852726" text:style-name="Thesis_5f_numbering">
        <text:list-item>
          <text:p text:style-name="P3">Увод</text:p>
        </text:list-item>
      </text:list>
      <text:p text:style-name="Thesis_5f_body"><text:span text:style-name="T36">Крайбрежните морски екосистеми се отличават с изклю</text:span><text:span text:style-name="T37">чително голямо биоразнообразие </text:span><text:span text:style-name="T38">и ресурси, благодарение на което осигуряват редица екосистемни услуги </text:span><text:span text:style-name="T42">за човечеството</text:span><text:span text:style-name="T38">. Същевременно това са територии с висока гъстота на население</text:span><text:span text:style-name="T54">то</text:span><text:span text:style-name="T38">, </text:span><text:span text:style-name="T44">където се</text:span><text:span text:style-name="T38"> концентр</text:span><text:span text:style-name="T44">ират</text:span><text:span text:style-name="T38"> </text:span><text:span text:style-name="T41">различни </text:span><text:span text:style-name="T38">икономически дейности </text:span><text:span text:style-name="T54">като земеделие, транспорт, индустрия, туризъм, риболов и аквакултури и др.</text:span><text:span text:style-name="T38"> </text:span><text:reference-mark-start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38">(Halpern et al., 2007)</text:span><text:reference-mark-end text:name="ZOTERO_ITEM CSL_CITATION {&quot;citationID&quot;:&quot;stIPD7AZ&quot;,&quot;properties&quot;:{&quot;formattedCitation&quot;:&quot;(Halpern et al., 2007)&quot;,&quot;plainCitation&quot;:&quot;(Halpern et al., 2007)&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schema&quot;:&quot;https://github.com/citation-style-language/schema/raw/master/csl-citation.json&quot;} RNDao6QTSOgDP"/><text:span text:style-name="T38">. </text:span><text:span text:style-name="T45">П</text:span><text:span text:style-name="T39">литката </text:span><text:span text:style-name="T45">крайбрежна з</text:span><text:span text:style-name="T39">она е особено уязвима на негативните въздействия от тези дейности, в резултат на което в последните години се наблюдава съществена деградация на крайбрежните морски екосистеми </text:span><text:span text:style-name="T40">на глобално ниво </text:span><text:reference-mark-start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40">(Halpern et al., 2008, 2015)</text:span><text:reference-mark-end text:name="ZOTERO_ITEM CSL_CITATION {&quot;citationID&quot;:&quot;tEIt97Rg&quot;,&quot;properties&quot;:{&quot;unsorted&quot;:true,&quot;formattedCitation&quot;:&quot;(Halpern et al., 2008, 2015)&quot;,&quot;plainCitation&quot;:&quot;(Halpern et al., 2008, 2015)&quot;,&quot;noteIndex&quot;:0},&quot;citationItems&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id&quot;:3277,&quot;uris&quot;:[&quot;http://zotero.org/users/976121/items/N8PVTDTR&quot;],&quot;uri&quot;:[&quot;http://zotero.org/users/976121/items/N8PVTDTR&quot;],&quot;itemData&quot;:{&quot;id&quot;:3277,&quot;type&quot;:&quot;article-journal&quot;,&quot;title&quot;:&quot;Patterns and emerging trends in global ocean health&quot;,&quot;container-title&quot;:&quot;PLoS ONE&quot;,&quot;page&quot;:&quot;e0117863&quot;,&quot;volume&quot;:&quot;10&quot;,&quot;issue&quot;:&quot;3&quot;,&quot;source&quot;:&quot;PLoS Journals&quot;,&quot;abstract&quot;:&quot;International and regional policies aimed at managing ocean ecosystem health need quantitative and comprehensive indices to synthesize information from a variety of sources, consistently measure progress, and communicate with key constituencies and the public. Here we present the second annual global assessment of the Ocean Health Index, reporting current scores and annual changes since 2012, recalculated using updated methods and data based on the best available science, for 221 coastal countries and territories. The Index measures performance of ten societal goals for healthy oceans on a quantitative scale of increasing health from 0 to 100, and combines these scores into a single Index score, for each country and globally. The global Index score improved one point (from 67 to 68), while many country-level Index and goal scores had larger changes. Per-country Index scores ranged from 41–95 and, on average, improved by 0.06 points (range -8 to +12). Globally, average scores increased for individual goals by as much as 6.5 points (coastal economies) and decreased by as much as 1.2 points (natural products). Annual updates of the Index, even when not all input data have been updated, provide valuable information to scientists, policy makers, and resource managers because patterns and trends can emerge from the data that have been updated. Changes of even a few points indicate potential successes (when scores increase) that merit recognition, or concerns (when scores decrease) that may require mitigative action, with changes of more than 10–20 points representing large shifts that deserve greater attention. Goal scores showed remarkably little covariance across regions, indicating low redundancy in the Index, such that each goal delivers information about a different facet of ocean health. Together these scores provide a snapshot of global ocean health and suggest where countries have made progress and where a need for further improvement exists.&quot;,&quot;DOI&quot;:&quot;10.1371/journal.pone.0117863&quot;,&quot;ISSN&quot;:&quot;1932-6203&quot;,&quot;journalAbbreviation&quot;:&quot;PLOS ONE&quot;,&quot;author&quot;:[{&quot;family&quot;:&quot;Halpern&quot;,&quot;given&quot;:&quot;Benjamin S.&quot;},{&quot;family&quot;:&quot;Longo&quot;,&quot;given&quot;:&quot;Catherine&quot;},{&quot;family&quot;:&quot;Lowndes&quot;,&quot;given&quot;:&quot;Julia S. Stewart&quot;},{&quot;family&quot;:&quot;Best&quot;,&quot;given&quot;:&quot;Benjamin D.&quot;},{&quot;family&quot;:&quot;Frazier&quot;,&quot;given&quot;:&quot;Melanie&quot;},{&quot;family&quot;:&quot;Katona&quot;,&quot;given&quot;:&quot;Steven K.&quot;},{&quot;family&quot;:&quot;Kleisner&quot;,&quot;given&quot;:&quot;Kristin M.&quot;},{&quot;family&quot;:&quot;Rosenberg&quot;,&quot;given&quot;:&quot;Andrew A.&quot;},{&quot;family&quot;:&quot;Scarborough&quot;,&quot;given&quot;:&quot;Courtney&quot;},{&quot;family&quot;:&quot;Selig&quot;,&quot;given&quot;:&quot;Elizabeth R.&quot;}],&quot;issued&quot;:{&quot;date-parts&quot;:[[&quot;2015&quot;]]}}}],&quot;schema&quot;:&quot;https://github.com/citation-style-language/schema/raw/master/csl-citation.json&quot;} RND3z6qQeTonJ"/><text:span text:style-name="T39">. </text:span></text:p>
      <text:p text:style-name="P2"><text:span text:style-name="T35">На фона на глобалните изменения, </text:span><text:span text:style-name="T43">Черно море е подложено на </text:span><text:span text:style-name="T35">значител</text:span><text:span text:style-name="T43">е</text:span><text:span text:style-name="T35">н натиск от </text:span><text:span text:style-name="T43">антропогенните </text:span><text:span text:style-name="T35">дейност</text:span><text:span text:style-name="T43">и</text:span><text:span text:style-name="T35"> на </text:span><text:span text:style-name="T43">всички граничещи с него </text:span><text:span text:style-name="T35">страни. </text:span><text:span text:style-name="T51">Е</text:span><text:span text:style-name="T43">фектите </text:span><text:span text:style-name="T55">върху биологичните му съобщества </text:span><text:span text:style-name="T43">се засилват от </text:span><text:span text:style-name="T51">характерните особености </text:span><text:span text:style-name="T55">на басейна </text:span><text:span text:style-name="T51">– </text:span><text:span text:style-name="T61">относителна</text:span><text:span text:style-name="T63"> </text:span><text:span text:style-name="T61">изолираност от Световния океан, гол</text:span><text:span text:style-name="T63">я</text:span><text:span text:style-name="T61">м водосборен басейн, ограничено разпространение на подходящи за живот дънни местообитания заради развитието на ан</text:span><text:span text:style-name="T62">а</text:span><text:span text:style-name="T61">еробни условия в дълбочина</text:span><text:span text:style-name="T43">. </text:span><text:span text:style-name="T46">Черноморските екосистеми </text:span><text:span text:style-name="T56">вече са </text:span><text:span text:style-name="T46">претърпя</text:span><text:span text:style-name="T56">ли</text:span><text:span text:style-name="T51"> </text:span><text:span text:style-name="T56">един </text:span><text:span text:style-name="T46">катастрофален срив през 1970-1980те години в резултат на антропогенна еутрофикация, замърсяване, инвазивни видове </text:span><text:span text:style-name="T47">и свръхексплоатация на ресурсите </text:span><text:reference-mark-start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47">(Mee, 1992; Zaitsev and Mamaev, 1997)</text:span><text:reference-mark-end text:name="ZOTERO_ITEM CSL_CITATION {&quot;citationID&quot;:&quot;w2kLSwtk&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iJlNDwWXi"/><text:span text:style-name="T47">. </text:span><text:span text:style-name="T48">През съвременния период, </text:span><text:span text:style-name="T52">когато</text:span><text:span text:style-name="T48"> антропогенната еутрофикация се понижава, започва </text:span><text:span text:style-name="T49">постепенно </text:span><text:span text:style-name="T48">възстановяване на структурата и функционирането на черноморските съобщества </text:span><text:reference-mark-start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33">(Stoykov and Kolarov, 1994; </text:span><text:span text:style-name="T32">Стойков et al., 1994; Todorova and Konsulova, 2000; Prodanov et al., 2001; Тодорова, 2005)</text:span><text:reference-mark-end text:name="ZOTERO_ITEM CSL_CITATION {&quot;citationID&quot;:&quot;eZVZoDxh&quot;,&quot;properties&quot;:{&quot;unsorted&quot;:true,&quot;formattedCitation&quot;:&quot;(Stoykov and Kolarov, 1994; \\uc0\\u1057{}\\uc0\\u1090{}\\uc0\\u1086{}\\uc0\\u1081{}\\uc0\\u1082{}\\uc0\\u1086{}\\uc0\\u1074{} et al., 1994; Todorova and Konsulova, 2000; Prodanov et al., 2001; \\uc0\\u1058{}\\uc0\\u1086{}\\uc0\\u1076{}\\uc0\\u1086{}\\uc0\\u1088{}\\uc0\\u1086{}\\uc0\\u1074{}\\uc0\\u1072{}, 2005)&quot;,&quot;plainCitation&quot;:&quot;(Stoykov and Kolarov, 1994; Стойков et al., 1994; Todorova and Konsulova, 2000; Prodanov et al., 2001; Тодорова, 2005)&quot;,&quot;noteIndex&quot;:0},&quot;citationItems&quot;:[{&quot;id&quot;:14,&quot;uris&quot;:[&quot;http://zotero.org/users/976121/items/3G4JMWBH&quot;],&quot;uri&quot;:[&quot;http://zotero.org/users/976121/items/3G4JMWBH&quot;],&quot;itemData&quot;:{&quot;id&quot;:14,&quot;type&quot;:&quot;article-journal&quot;,&quot;title&quot;:&quot;State of the bottom communities in the area between the mouth of Kamtchia r. and Cape Emine (Block IV, September 1992)&quot;,&quot;container-title&quot;:&quot;Proceedings of the Institute of Fisheries-Varna&quot;,&quot;page&quot;:&quot;58-106&quot;,&quot;volume&quot;:&quot;22&quot;,&quot;language&quot;:&quot;en&quot;,&quot;author&quot;:[{&quot;family&quot;:&quot;Stoykov&quot;,&quot;given&quot;:&quot;S.&quot;},{&quot;family&quot;:&quot;Kolarov&quot;,&quot;given&quot;:&quot;P.&quot;}],&quot;issued&quot;:{&quot;date-parts&quot;:[[&quot;1994&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1234,&quot;uris&quot;:[&quot;http://zotero.org/users/976121/items/454R8BBQ&quot;],&quot;uri&quot;:[&quot;http://zotero.org/users/976121/items/454R8BBQ&quot;],&quot;itemData&quot;:{&quot;id&quot;:1234,&quot;type&quot;:&quot;article-journal&quot;,&quot;title&quot;:&quot;Recent ecosystem trends along the Bulgarian Black Sea coast&quot;,&quot;container-title&quot;:&quot;Proceedings of the Institute of Oceanology-BAS&quot;,&quot;page&quot;:&quot;110–127&quot;,&quot;volume&quot;:&quot;3&quot;,&quot;author&quot;:[{&quot;family&quot;:&quot;Prodanov&quot;,&quot;given&quot;:&quot;K.&quot;},{&quot;family&quot;:&quot;Moncheva&quot;,&quot;given&quot;:&quot;S.&quot;},{&quot;family&quot;:&quot;Konsulov&quot;,&quot;given&quot;:&quot;A.&quot;},{&quot;family&quot;:&quot;Kamburska&quot;,&quot;given&quot;:&quot;L.&quot;},{&quot;family&quot;:&quot;Konsulova&quot;,&quot;given&quot;:&quot;Ts.&quot;},{&quot;family&quot;:&quot;Dencheva&quot;,&quot;given&quot;:&quot;K.&quot;}],&quot;issued&quot;:{&quot;date-parts&quot;:[[&quot;2001&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chema&quot;:&quot;https://github.com/citation-style-language/schema/raw/master/csl-citation.json&quot;} RNDlRYT55LrvI"/><text:span text:style-name="T46">. </text:span><text:span text:style-name="T50">Въпреки това все още се наблюдават както положителни, така и отрицателни тенденции в динамиката на екосистемите. Крайбрежната зона остава най-уязвима и </text:span><text:span text:style-name="T51">отразява високата изменчивост както на естествените, така и на антропогенните фактори </text:span><text:reference-mark-start text:name="ZOTERO_ITEM CSL_CITATION {&quot;citationID&quot;:&quot;5gtxFtKe&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A6M4sFcPCP"/><text:span text:style-name="T34">(</text:span><text:span text:style-name="T32">Мончева and Тодорова, 2013)</text:span><text:reference-mark-end text:name="ZOTERO_ITEM CSL_CITATION {&quot;citationID&quot;:&quot;5gtxFtKe&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A6M4sFcPCP"/><text:span text:style-name="T51">. </text:span><text:span text:style-name="T53">Познаването на съвременните тенденции в биоразнообразието и състоянието </text:span><text:span text:style-name="T57">в частност </text:span><text:span text:style-name="T53">на макрозообентосните съобщества – </text:span><text:span text:style-name="T57">обект на настоящата дисертация – </text:span><text:span text:style-name="T53">следователно е от съществено значение за проследяването на процесите на възстановяване на черноморските екосистеми, както и за своевременната реакция при евентуална деградация. </text:span></text:p>
      <text:p text:style-name="P6"><text:span text:style-name="T8">Макрозообентосните съобщества на мекото дъно </text:span><text:span text:style-name="T11">в плитката крайбрежта зона </text:span><text:span text:style-name="T8">играят редица важни роли в структурата и функционирането на </text:span><text:span text:style-name="T11">морските </text:span><text:span text:style-name="T8">екосистеми</text:span><text:span text:style-name="T1"> </text:span><text:reference-mark-start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1">(Bolam et al., 2002)</text:span><text:reference-mark-end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22">.</text:span><text:span text:style-name="T1"> </text:span><text:span text:style-name="T5">Т</text:span><text:span text:style-name="T1">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 осигуряват връзката пелагос-бентос, спомагат за минерализацията на органичната материя, също така участват в структурирането на </text:span><text:span text:style-name="T2">местообитани</text:span><text:span text:style-name="T3">я</text:span><text:span text:style-name="T2">т</text:span><text:span text:style-name="T3">а</text:span><text:span text:style-name="T1"> и обогатяването с кислород на седиментите чрез биотурбация. </text:span><text:span text:style-name="T7">Те </text:span><text:span text:style-name="T19">са </text:span><text:span text:style-name="T20">и основен компонент </text:span><text:span text:style-name="T19">от хранителната база на бентосоядните риби. </text:span><text:span text:style-name="T6">Р</text:span><text:span text:style-name="T17">едица </text:span><text:span text:style-name="T19">техни представители </text:span><text:span text:style-name="T18">(напр. </text:span><text:span text:style-name="T19">много видове </text:span><text:span text:style-name="T18">мекотели, скариди) </text:span><text:span text:style-name="T17">се </text:span><text:span text:style-name="T15">експлоатират като ресурс от хората, </text:span><text:span text:style-name="T21">често прекомерно</text:span><text:span text:style-name="T15">.</text:span><text:span text:style-name="T6"> </text:span></text:p>
      <text:p text:style-name="P5"><text:span text:style-name="T4">Непосредствената близост до брега и концентрираните там антропогенни </text:span><text:span text:style-name="T9">дейности означава, че </text:span><text:span text:style-name="T20">крайбрежните макрозообентосни съобщества </text:span><text:span text:style-name="T9">са първите и най-силно засегнати от негативни</text:span><text:span text:style-name="T10">те</text:span><text:span text:style-name="T9"> въздействия </text:span><text:span text:style-name="T12">(а съответно и първите, които </text:span><text:span text:style-name="T14">ще </text:span><text:span text:style-name="T12">се възстановят при отслабване или премахването на </text:span><text:span text:style-name="T13">натиските</text:span><text:span text:style-name="T12">)</text:span><text:span text:style-name="T9">. </text:span><text:span text:style-name="T19">Условията на средата им </text:span><text:soft-page-break/><text:span text:style-name="T19">са също така по-силно изменчиви от тези в по-дълбоко разположените зони. </text:span><text:span text:style-name="T16">Въпреки </text:span><text:span text:style-name="T17">това,</text:span><text:span text:style-name="T12"> </text:span><text:span text:style-name="T16">плитководните съобщества</text:span><text:span text:style-name="T12"> са обект на изследване и оценка сравнително по-рядко. </text:span></text:p>
      <text:p text:style-name="P1"><text:span text:style-name="T70">Зооб</text:span><text:span text:style-name="T71">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70">им</text:span><text:span text:style-name="T71"> на развитие. </text:span><text:span text:style-name="T88">Съобществата им са съставени от множество различни видове </text:span><text:span text:style-name="T95">със </text:span><text:span text:style-name="T88">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71">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71">(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30">.</text:span><text:span text:style-name="T71"> </text:span><text:span text:style-name="T79">П</text:span><text:span text:style-name="T88">родължителността на живота </text:span><text:span text:style-name="T95">на тези видове </text:span><text:span text:style-name="T88">е достатъчно дълга, за да могат да интегрират 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31"> зообентосните съобщества</text:span><text:span text:style-name="T88"> </text:span><text:span text:style-name="T89">традиционно </text:span><text:span text:style-name="T88">често се използват като биологични индикатори за качеството на средата</text:span><text:span text:style-name="T71">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1">(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71">.</text:span></text:p>
      <text:p text:style-name="P1"><text:span text:style-name="T90">В отговор на</text:span><text:span text:style-name="T91"> заплахи</text:span><text:span text:style-name="T90">те и натиските върху морската среда</text:span><text:span text:style-name="T91">, на световно ниво са разработени редица </text:span><text:span text:style-name="T90">законодателни мерки и политики, които целят </text:span><text:span text:style-name="T92">нейното </text:span><text:span text:style-name="T90">опазване и възстановяване. В Европа две от най-значимите такива са </text:span><text:span text:style-name="T74">Рамковата </text:span><text:span text:style-name="T75">д</text:span><text:span text:style-name="T74">иректива за </text:span><text:span text:style-name="T75">в</text:span><text:span text:style-name="T74">одите </text:span><text:span text:style-name="T75">(РДВ)</text:span><text:span text:style-name="T74"> </text:span><text:reference-mark-start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74">(EC, 2000)</text:span><text:reference-mark-end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90"> и </text:span><text:span text:style-name="T76">Рамковата </text:span><text:span text:style-name="T75">д</text:span><text:span text:style-name="T76">иректива за </text:span><text:span text:style-name="T75">м</text:span><text:span text:style-name="T76">орската </text:span><text:span text:style-name="T75">с</text:span><text:span text:style-name="T76">тратегия </text:span><text:span text:style-name="T75">(РДМС)</text:span><text:span text:style-name="T76"> </text:span><text:reference-mark-start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76">(EC, 2008)</text:span><text:reference-mark-end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90">. </text:span><text:span text:style-name="T65">В </text:span><text:span text:style-name="T72">контекста на РДВ, макрозообентосните съобщества са един от биологичните елементи за качество (БЕК), </text:span><text:span text:style-name="T77">а при РДМС </text:span><text:span text:style-name="T78">са </text:span><text:span text:style-name="T77">част от </text:span><text:span text:style-name="T78">няколко </text:span><text:span text:style-name="T77">дескриптор</text:span><text:span text:style-name="T78">а </text:span><text:span text:style-name="T77">за качество. </text:span><text:span text:style-name="T80">Тези </text:span><text:span text:style-name="T96">д</text:span><text:span text:style-name="T93">ирективи целят устойчивото управление и възстановяване на морските екосистеми, </text:span><text:span text:style-name="T94">както и осигуряването на тяхното функциониране във времето. За изпълнението на тези цели са необходими задълбочени познания за биоразнообразието на дънните местообитания и за структурата на бентосните съобщества, както и за евентуалните им промени под въздействието на естествени и антропогенни фактори. </text:span></text:p>
      <text:p text:style-name="P4"><text:span text:style-name="T89">Х</text:span><text:span text:style-name="T87">арактеризирането на</text:span><text:span text:style-name="T66"> </text:span><text:span text:style-name="T67">съвременното биоразнообразие </text:span><text:span text:style-name="T66">на </text:span><text:span text:style-name="T67">макро</text:span><text:span text:style-name="T66">зообентосни</text:span><text:span text:style-name="T67">те</text:span><text:span text:style-name="T66"> съобщества </text:span><text:span text:style-name="T67">в</text:span><text:span text:style-name="T66"> </text:span><text:span text:style-name="T67">плитката </text:span><text:span text:style-name="T68">крайбрежн</text:span><text:span text:style-name="T67">а зона </text:span><text:span text:style-name="T82">(</text:span><text:span text:style-name="T81">до 20 m дълбочина</text:span><text:span text:style-name="T82">) </text:span><text:span text:style-name="T67">на Черно море</text:span><text:span text:style-name="T82">, </text:span><text:span text:style-name="T83">както и </text:span><text:span text:style-name="T85">използването им като индикатор за </text:span><text:span text:style-name="T83">оценката на</text:span><text:span text:style-name="T67"> </text:span><text:span text:style-name="T66">екологичното състояние </text:span><text:span text:style-name="T83">на </text:span><text:span text:style-name="T86">техните </text:span><text:span text:style-name="T83">местообитания, </text:span><text:span text:style-name="T73">следователно </text:span><text:span text:style-name="T83">са</text:span><text:span text:style-name="T68"> </text:span><text:span text:style-name="T69">актуалн</text:span><text:span text:style-name="T83">и</text:span><text:span text:style-name="T69"> проблем</text:span><text:span text:style-name="T83">и</text:span><text:span text:style-name="T66">. </text:span><text:span text:style-name="T82">Настоящето и</text:span><text:span text:style-name="T81">зследване ще се съсредоточи върху два </text:span><text:span text:style-name="T84">основни </text:span><text:span text:style-name="T81">типа дънни местообитания – мекото пясъчно дъно и полетата с морски треви в Бургаския залив. </text:span></text:p>
      <text:p text:style-name="P7"><text:span text:style-name="T64">Резултатите от изследването ще </text:span><text:span text:style-name="T58">допъл</text:span><text:span text:style-name="T59">нят</text:span><text:span text:style-name="T58"> </text:span><text:span text:style-name="T59">познанията и данните, необходими за прецизиране на </text:span><text:span text:style-name="T58">критериите за доброто състояние и на екологичните цели по смисъла на </text:span><text:span text:style-name="T60">РДМС</text:span><text:span text:style-name="T58">. </text:span><text:span text:style-name="T28">Т</text:span><text:span text:style-name="T24">естването на </text:span><text:span text:style-name="T29">чувствителността </text:span><text:span text:style-name="T24">на </text:span><text:span text:style-name="T27">национално приетите </text:span><text:span text:style-name="T28">зообентосни </text:span><text:span text:style-name="T26">биотични </text:span><text:span text:style-name="T24">индекси за оценка при съобществата в плитката крайбрежна зона </text:span><text:span text:style-name="T23">ще допълн</text:span><text:span text:style-name="T28">и</text:span><text:span text:style-name="T23"> разбирането ни за </text:span><text:span text:style-name="T26">тяхната </text:span><text:span text:style-name="T23">реакция към различни типове натиск </text:span><text:span text:style-name="T26">и </text:span><text:span text:style-name="T24">ще послуж</text:span><text:span text:style-name="T28">и</text:span><text:span text:style-name="T24"> за основа на </text:span><text:span text:style-name="T25">успешното им адаптиране за специфичните биотопи на пясъчното дъно в българското Черно море</text:span><text:span text:style-name="T24">. </text:span><text:span text:style-name="T28">Така </text:span><text:span text:style-name="T26">резултатите от настоящето изследване ще </text:span><text:span text:style-name="T28">могат да допринесат </text:span><text:span text:style-name="T26">за адекватното и информирано управление на дънните местообитания пред българския бряг.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2H16M27S</meta:editing-duration>
    <meta:editing-cycles>84</meta:editing-cycles>
    <meta:generator>LibreOffice/6.0.7.3$Linux_X86_64 LibreOffice_project/00m0$Build-3</meta:generator>
    <meta:initial-creator>K</meta:initial-creator>
    <dc:date>2019-05-29T17:25:28.716371642</dc:date>
    <dc:creator>SK </dc:creator>
    <meta:document-statistic meta:table-count="0" meta:image-count="0" meta:object-count="0" meta:page-count="2" meta:paragraph-count="9" meta:word-count="833" meta:character-count="6176" meta:non-whitespace-character-count="5341"/>
    <meta:user-defined meta:name="ZOTERO_PREF_1">&lt;data data-version="3" zotero-version="5.0.66"&gt;&lt;session id="cghRbmnG"/&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